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margin-left="0in" fo:margin-right="0in" fo:text-indent="0.4898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5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4898in" fo:margin-right="0in" fo:text-indent="0in" style:auto-text-indent="false"/>
    </style:style>
    <style:style style:name="P9" style:family="paragraph" style:parent-style-name="Standard">
      <style:paragraph-properties fo:margin-left="-0.0102in" fo:margin-right="0in" fo:text-indent="0in" style:auto-text-indent="false"/>
    </style:style>
    <style:style style:name="P10" style:family="paragraph" style:parent-style-name="Standard">
      <style:paragraph-properties fo:margin-left="0.4791in" fo:margin-right="0in" fo:text-indent="0in" style:auto-text-indent="false"/>
    </style:style>
    <style:style style:name="P11" style:family="paragraph" style:parent-style-name="Standard">
      <style:paragraph-properties fo:margin-left="0.0102in" fo:margin-right="0in" fo:text-indent="0in" style:auto-text-indent="false"/>
    </style:style>
    <style:style style:name="P12" style:family="paragraph" style:parent-style-name="Standard" style:list-style-name="L1"/>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0102in" fo:margin-right="0in" fo:text-indent="0in"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Eesk Programming Language</text:p>
      <text:p text:style-name="P2">Theron Rabe. 2013.</text:p>
      <text:p text:style-name="P2"/>
      <text:p text:style-name="P3"/>
      <text:p text:style-name="Standard"/>
      <text:p text:style-name="Standard">Modern high-level programming languages exchange expressiveness for safety. They offer helpful abstractions at the cost of imposing strict syntactical rules that don't otherwise affect the logic of a program. Placing invented rules on program structure limits the number of ways in which an algorithm can potentially be expressed. If certain means of expressing an algorithm aren't allowed, the optimal (by some metric) expression may not be permitted. I propose a means of maximizing the number of ways in which any given algorithm can be expressed by creating a programming language that offers the useful abstractions normally expected of high-level object-oriented languages, and doesn't impose artificial limits on expression validity. To accomplish these goals, the language will need to execute in an entirely predictable and meaningful fashion, regardless of order in which symbols are encountered.</text:p>
      <text:p text:style-name="Standard"/>
      <text:p text:style-name="Standard">Eesk is a programming language designed for this purpose. With its design, I intend to keep the following philosophies in mind:</text:p>
      <text:list xml:id="list11382465391" text:style-name="L1">
        <text:list-item>
          <text:p text:style-name="P12">The programming environment can not prevent its users from doing stupid things. Just because a program doesn't align with a compiler's expectations, doesn't mean it contains mistakes.</text:p>
        </text:list-item>
        <text:list-item>
          <text:p text:style-name="P12">Since all types are ultimately composed of bits, types should be as interchangeable as bits. A symbol's type should be determined by the context in which it is used, rather than how it was declared (if at all). Abstraction should not prevent computation.</text:p>
        </text:list-item>
        <text:list-item>
          <text:p text:style-name="P12">High-level concepts in the language should not hide their underlying mechanics from the programmer. In other words, the architecture should be easy to abuse without ill effect.</text:p>
        </text:list-item>
        <text:list-item>
          <text:p text:style-name="P12">No syntax errors. Any sequence of symbols should have some reasonable meaning in Eesk.</text:p>
        </text:list-item>
      </text:list>
      <text:p text:style-name="Standard"/>
      <text:p text:style-name="Standard">To specify this language, I generalized the definition of a program to be any sequence of interactions on a stack of operands. If, then, every symbol in Eesk has an intuitive effect on that stack, any symbol or combination of symbols is a valid program.</text:p>
      <text:p text:style-name="Standard"/>
      <text:p text:style-name="Standard">Eesk can be installed via:</text:p>
      <text:p text:style-name="Standard"><text:tab/>git clone <text:a xlink:type="simple" xlink:href="https://github.com/theronrabe/eesk.git">https://github.com/theronrabe/eesk.git</text:a></text:p>
      <text:p text:style-name="Standard"><text:tab/>cd eesk/compiler; make</text:p>
      <text:p text:style-name="Standard"><text:tab/>cd ../vm; make</text:p>
      <text:p text:style-name="Standard"/>
      <text:p text:style-name="Standard">This will create the ee and eesk programs in Eesk's root directory. ee is the Eesk compiler, and eesk is the Eesk loader. As a warning, Eesk currently only compiles for the x86-64 architecture, and has only been tested to work in GNU/Linux.</text:p>
      <text:p text:style-name="Standard"/>
      <text:p text:style-name="Standard">To use ee, provide it the path to an Eesk file:</text:p>
      <text:p text:style-name="Standard"><text:tab/>./ee example.ee</text:p>
      <text:p text:style-name="Standard">ee will then place an eesk-able translation of the instructions into the file e.out.</text:p>
      <text:p text:style-name="Standard"/>
      <text:p text:style-name="Standard">To use eesk, provide it the path to a compiled file:</text:p>
      <text:p text:style-name="Standard"><text:tab/>./eesk e.out [-v]</text:p>
      <text:p text:style-name="Standard"><text:soft-page-break/>The program will be executed and its results will be depicted as values on a stack, in hexadecimal. Optionally, with the -v flag set, the machine code and loading addresses will display.</text:p>
      <text:p text:style-name="Standard"/>
      <text:p text:style-name="Standard"/>
      <text:p text:style-name="Standard"/>
      <text:p text:style-name="Standard">To begin using Eesk, take a look at a simple example program, manual_examples/prints.ee:</text:p>
      <text:p text:style-name="P4"/>
      <text:p text:style-name="P4">#This program prints some text</text:p>
      <text:p text:style-name="P4">{</text:p>
      <text:p text:style-name="P4"><text:tab/>Begin</text:p>
      <text:p text:style-name="P4"><text:tab/><text:tab/>prints “You're a grapefruitses.\n”;</text:p>
      <text:p text:style-name="P4">End</text:p>
      <text:p text:style-name="P4">}</text:p>
      <text:p text:style-name="P5"/>
      <text:p text:style-name="P5">Upon analysis, you might correctly assume that the # symbol leading the first line is indicative of a comment. Any text between a # and a new line will be ignored by ee. This, along with symbol delimiting, are the only times whitespace characters affect the meaning of an Eesk statement.</text:p>
      <text:p text:style-name="P5"/>
      <text:p text:style-name="P5">The { on the second line is negligible; it has no meaning and is placed there solely for aesthetic symmetry with the closing }.</text:p>
      <text:p text:style-name="P5"/>
      <text:p text:style-name="P5">The Begin keyword on the third line indicates that the machine should begin executing instructions at this location. Should a program be defined without a Begin, the starting instruction is assumed to be at the beginning of the file. Each symbol (separated by whitespace), with the exception of a few keywords, represents a location in memory. This memory location is determined by where the most recent declaration of the symbol in the Eesk file was, where “recency” could be measured as increasing from the beginning toward the end of the file. Note that “declaration” is a loose term in Eesk, as it could simply be an unexpected first use of a new symbol in the middle of a subroutine. Opposite of the Begin keyword is End. End informs eesk that the loaded program has finished executing.</text:p>
      <text:p text:style-name="P5"/>
      <text:p text:style-name="P5">At the heart of the program is the prints operator, a string (which could by anything between a pair of “ symbols), and a ;.</text:p>
      <text:p text:style-name="P5"/>
      <text:p text:style-name="P5">prints is an operator. To understand what an operator is in Eesk, you must understand the architecture of <text:s/>Eesk. Eesk is composed of statements, each of which defines how various operands should be pushed onto a stack, what operations should be performed on the top of the stack, and how values should be removed from the stack. A statement may contain any combination of characters, and is terminated by a <text:s/>}. When an operator is encountered, it is remembered until the next ;, =, &lt;, &gt;, &amp;, |, }, ), ], or ',' is encountered. At that time, all the remembered operators are released for eesk to execute on the stack. This is done at compile time.</text:p>
      <text:p text:style-name="P5"/>
      <text:p text:style-name="P5">The string in the previous code is an example of one of the operands that occupy the stack. Anything that is not an operator or a keyword is an operand, and it will be pushed to the stack simply because it is encountered. From this, you can gather what the following Eesk statement means, from manual_examples/theStack.ee:</text:p>
      <text:p text:style-name="P5"/>
      <text:p text:style-name="P6">#This program illustrates manipulation of the stack </text:p>
      <text:p text:style-name="P6">{ </text:p>
      <text:p text:style-name="P6">Begin </text:p>
      <text:p text:style-name="P6"><text:soft-page-break/><text:s text:c="8"/>3 - 2 + 1; </text:p>
      <text:p text:style-name="P6"><text:s text:c="8"/>- + 3 2 1; </text:p>
      <text:p text:style-name="P6"><text:s text:c="8"/>3 2 - + 1; </text:p>
      <text:p text:style-name="P6"><text:s text:c="8"/>3 2 1 - +; </text:p>
      <text:p text:style-name="P6">End </text:p>
      <text:p text:style-name="P6">}</text:p>
      <text:p text:style-name="P5"/>
      <text:p text:style-name="P5">When you run this program, you'll see an output of four 0s depicted on a stack. That is because all four lines between Begin and End mean the same thing. They place a 3, a 2, and a 1 on the stack, then perform an addition followed by a subtraction. These binary operators are right-associative, so the repeated line could more concretely be written as (3 – (2 + 1)).</text:p>
      <text:p text:style-name="P5"/>
      <text:p text:style-name="P5">An Eesk statement may use user-defined symbols as operands; from manual_examples/symbol.ee:</text:p>
      <text:p text:style-name="P5"/>
      <text:p text:style-name="P8">#This program defines a symbol </text:p>
      <text:p text:style-name="P8">{ </text:p>
      <text:p text:style-name="P8"><text:s text:c="8"/>given message </text:p>
      <text:p text:style-name="P8">Begin <text:s text:c="2"/></text:p>
      <text:p text:style-name="P8"><text:s text:c="8"/>message = "We've made a symbol!\n"; </text:p>
      <text:p text:style-name="P8"><text:s text:c="8"/>prints message$; </text:p>
      <text:p text:style-name="P8">End <text:s text:c="4"/></text:p>
      <text:p text:style-name="P8">} </text:p>
      <text:p text:style-name="P8"/>
      <text:p text:style-name="P5">The “given” keyword indicates that the current relative location should correlate to a word of memory that is known as the following symbol. Whenever that symbol is found again, it means to place the correlated address onto the stack. When the = operator is encountered in the example, then, the “message” address is assigned the value of the address correlated to the following string. Later, when the “message” symbol is again pushed to the stack, its contents are retrieved via the $ operator. Note that it is still valid Eesk to remove the “given message” line. Doing so would delay the declaration of “message” until its next encounter (which changes its location in eesk's memory space), but has a virtually identical meaning.</text:p>
      <text:p text:style-name="P5"/>
      <text:p text:style-name="P5">The ability to implicitly declare a new symbol within any context of an Eesk program with a consistent instructional meaning fulfills Eesk's philosophical requirement of validating any sequence of potential symbols into predictable, legal machine code.</text:p>
      <text:p text:style-name="P5"/>
      <text:p text:style-name="P5">To further show how implicit symbols could be used, look at manual_examples/implicit.ee:</text:p>
      <text:p text:style-name="P5"/>
      <text:p text:style-name="P7">#This program uses implicitly-defined symbols </text:p>
      <text:p text:style-name="P7">{ </text:p>
      <text:p text:style-name="P7">Begin </text:p>
      <text:p text:style-name="P7"><text:s text:c="8"/>myVal1 = 12; </text:p>
      <text:p text:style-name="P7"><text:s text:c="8"/>myVal2 = myVal1$ + 1; </text:p>
      <text:p text:style-name="P7"><text:s text:c="8"/>myVal3 = myVal1$ + myVal2$; </text:p>
      <text:p text:style-name="P7"><text:s text:c="8"/></text:p>
      <text:p text:style-name="P7"><text:s text:c="8"/>myVal3$; </text:p>
      <text:p text:style-name="P7">End </text:p>
      <text:p text:style-name="P7">} </text:p>
      <text:p text:style-name="P7"/>
      <text:p text:style-name="P9"><text:soft-page-break/>When you compile this, ee will remind you of your implicit declarations (in case you were to accidentally make one). The program Ends after leaving the contents of myVal3 on the stack, which is correctly calculated as 19 (results in hexadecimal, Eesk code in decimal).</text:p>
      <text:p text:style-name="P9"/>
      <text:p text:style-name="P9">In order for this style of implicit symbol declaration to work, C or Java -like declarations that include a type cannot be used, as Eesk never guarantees that symbols are encountered in an expected order and therefore cannot be sure that any type at all was associated with a user-defined symbol. Because of this need for declaration-indifference, Eesk's only type is the most ambiguous type available: bits. Bits can be accessed via various operators acting on other sets of bits. Since data is a universal type, operators must behave in a context-free manner on their operands, regardless of how those operands' bits were intended to be interpreted. So Eesk, in contrast to other high-level languages, infers (at runtime) the type of an operand based on the operator employed, rather than varying the definition of an operator based on the declared type of its operands. This frees an Eesk user to meaningfully use any operator at any position within their program. The language's goal of logically validating any sequence of symbols is fulfilled for all operators and operands, but what about more complex abstractions?</text:p>
      <text:p text:style-name="P9"/>
      <text:p text:style-name="P9">Eesk is a structured language. Decision and iteration are done via “if” and “while” directives. An example is found in manual_examples/structure.ee:</text:p>
      <text:p text:style-name="P9"/>
      <text:p text:style-name="P10">#This program uses control structures </text:p>
      <text:p text:style-name="P10">{ </text:p>
      <text:p text:style-name="P10">Begin</text:p>
      <text:p text:style-name="P10"><text:s text:c="8"/>while {i$ &lt; 20} { </text:p>
      <text:p text:style-name="P10"><text:s text:c="16"/>if {i$ % 2} { </text:p>
      <text:p text:style-name="P10"><text:s text:c="24"/>printd i$; </text:p>
      <text:p text:style-name="P10"><text:s text:c="16"/>} { <text:s text:c="4"/></text:p>
      <text:p text:style-name="P10"><text:s text:c="24"/>prints "not odd\n"; </text:p>
      <text:p text:style-name="P10"><text:s text:c="16"/>} <text:s text:c="6"/></text:p>
      <text:p text:style-name="P10"><text:s text:c="16"/></text:p>
      <text:p text:style-name="P10"><text:s text:c="16"/>i = i$ + 1; </text:p>
      <text:p text:style-name="P10"><text:s text:c="8"/>} <text:s text:c="6"/></text:p>
      <text:p text:style-name="P10">End <text:s text:c="4"/></text:p>
      <text:p text:style-name="P10">} </text:p>
      <text:p text:style-name="P10"/>
      <text:p text:style-name="P5">This program counts the implicit symbol “i” up to 19, printing the value of the odds, or some text for the evens. You'll notice that the while directive takes two statements as parameters (because it is followed by two groups of {}, and } ends a statement), exactly. The first parameter statement is a condition that, while met, will allow the second parameter statement (the body) to be repeatedly executed. It must be able to do this without affecting the top of the stack, in order for its body to have consistent and predictable affect in, or out, side the loop. The if directive takes exactly three parameter statements: a condition, a true, and a false statement. If the condition evaluates to non-zero, the true statement is executed, otherwise the false statement is. This too, must be free of side-effects on the stack.</text:p>
      <text:p text:style-name="P5"/>
      <text:p text:style-name="P5">Should an unexpected number of } be encountered, be it too few or too many, Eesk will either close all unclosed statements at the end of the program, or complete program compilation before the end of the code file, just as one might expect. This is true of other paired symbols as well, such as (), [], “”, or \\.</text:p>
      <text:p text:style-name="P5"/>
      <text:p text:style-name="P5">Eesk instructions can be reused with the help of the Function directive. An Eesk function has a block-<text:soft-page-break/>structured calling convention for passing arguments and storing local variables, a chunk of non-block-structured function memory for local storage (making it a versatile form of subroutine that lends itself well toward multiple programming paradigms), and a statement of instructions to execute when called. An example program using functions can be found in manual_examples/functions.ee:</text:p>
      <text:p text:style-name="P5"/>
      <text:p text:style-name="P8">#This program uses the Function directive </text:p>
      <text:p text:style-name="P8">{</text:p>
      <text:p text:style-name="P8"><text:s text:c="8"/>Function twoXplusY {A, B} { </text:p>
      <text:p text:style-name="P8"><text:s text:c="16"/>private Function add {X, Y} {} { </text:p>
      <text:p text:style-name="P8"><text:s text:c="24"/>return (X$ + Y$); </text:p>
      <text:p text:style-name="P8"><text:s text:c="16"/>} </text:p>
      <text:p text:style-name="P8"><text:s text:c="8"/>}{ <text:s text:c="5"/></text:p>
      <text:p text:style-name="P8"><text:s text:c="16"/>return add[2*A$, B$]; </text:p>
      <text:p text:style-name="P8"><text:s text:c="8"/>} </text:p>
      <text:p text:style-name="P8">Begin </text:p>
      <text:p text:style-name="P8"><text:s text:c="8"/>X = 34; </text:p>
      <text:p text:style-name="P8"><text:s text:c="8"/>Y = 3; </text:p>
      <text:p text:style-name="P8"><text:s text:c="8"/>twoXplusY[X$, Y$]; </text:p>
      <text:p text:style-name="P8">End </text:p>
      <text:p text:style-name="P8">} </text:p>
      <text:p text:style-name="P8"/>
      <text:p text:style-name="P5">You can see two function definitions in this program. The first function twoXplusY, is given two symbols (A and B, both implicit) of data on the activation stack (which the function can optionally take as arguments). It has another function, add, defined in its static memory. The private flag is used here to prevent Eesk code outside of the parent function from accessing it via twoXplusY.add, as could be done were a “public” flag set. When the public flag is set, any symbols declared before the next ; are accessible beyond their scope by means of the '.' operator. This will be covered in further detail later in this manual.</text:p>
      <text:p text:style-name="P5"/>
      <text:p text:style-name="P5">A function can be called by means of the [] pair of operators, which call the function located at whatever address is on top of the stack. Any time a ',' is encountered (or ']' with symbols preceding its matching '['), the value atop the stack is added to the activation stack, thus passing it as an argument. A function can, however, be called with more or fewer arguments than requested by the function definition. Eesk's calling convention accommodates for an unexpected number of arguments being passed to any given function automatically at runtime.</text:p>
      <text:p text:style-name="P5"/>
      <text:p text:style-name="P5">The return operator removes the most recent activation record, then returns to the address following the location from which the call was placed. It must do this without affecting the stack in any way besides how the function's body instructed. Control is returned to where the call was made. By default, a function without an explicit return point will automatically return at the end of its body, leaving its own calling address on the stack (this contributes to the possibility of implicit, position-independent function declaration).</text:p>
      <text:p text:style-name="P5"/>
      <text:p text:style-name="P5">Since each function is a symbol, it can be spontaneously and implicitly declared just like any other symbol. This makes Eesk functions usable as an analog to the lambda calculus. An example of function versatility is demonstrated by the program found in manual_examples/implicitFunctions.ee:</text:p>
      <text:p text:style-name="P5"/>
      <text:p text:style-name="P7">#This program uses implicit function declaration </text:p>
      <text:p text:style-name="P7">{ </text:p>
      <text:p text:style-name="P7"><text:soft-page-break/>Begin </text:p>
      <text:p text:style-name="P7"><text:s text:c="8"/>Function inc {x} {} {x$ = x$$ + 1}[x][][][][][][][][][]^; </text:p>
      <text:p text:style-name="P7"><text:s text:c="8"/>x$; </text:p>
      <text:p text:style-name="P7">End <text:s text:c="4"/></text:p>
      <text:p text:style-name="P7">} </text:p>
      <text:p text:style-name="P7"/>
      <text:p text:style-name="P5">This program declares a function, inc, in the midst of a body of instructions, which takes an argument that is effectively used as a pointer, and increments the value stored there. The function declares no static memory, so an empty pair of {} is found between the parameter statement and the body statement in place of a data statement. The implicit symbol declaration leaves its correlated address on the stack <text:s/>(the calling address for the function, in this case) just as it would for any other mid-instruction declaration, which is then called with [x]. This is the first encountering of x in this scope, so it is implicitly declared. This declaration in the first set of [] passes its own address to inc. The symbol x is now incremented. inc by default returns its own calling address. Because of this, it can be immediately re-called without any arguments, which means the function assumes whatever arguments were most recently contained in the unprovided parameter (still x).</text:p>
      <text:p text:style-name="P5"/>
      <text:p text:style-name="P5">At the end of the line with the implicit function declaration is a ^. This operator pops the stack, disregarding its value. In the provided example, it is used to remove the address correlated to inc from the stack.</text:p>
      <text:p text:style-name="P5"/>
      <text:p text:style-name="P5">An additional useful construct of Eesk is the Collection. A collection in Eesk is similar to a class in Java. It is a set of symbols and instructions addressed relative to itself, so that it can be duplicated into functionally-independent objects. Any copy of a collection has its own private and public symbols. Its private symbols are only accessible within its own scope, whereas the public symbols are available to outsiders through a pointer to the object. An example can be found in manual_examples/collections.ee:</text:p>
      <text:p text:style-name="P5"/>
      <text:p text:style-name="P7">#This program uses collections </text:p>
      <text:p text:style-name="P7">{ </text:p>
      <text:p text:style-name="P7"><text:s text:c="8"/>Collection data { </text:p>
      <text:p text:style-name="P7"><text:s text:c="16"/>private given a; </text:p>
      <text:p text:style-name="P7"><text:s text:c="16"/>public given b; </text:p>
      <text:p text:style-name="P7"/>
      <text:p text:style-name="P7"><text:s text:c="16"/>public Function add {} {} { </text:p>
      <text:p text:style-name="P7"><text:s text:c="24"/>return a$ + b$; </text:p>
      <text:p text:style-name="P7"><text:s text:c="16"/>} </text:p>
      <text:p text:style-name="P7"><text:s text:c="16"/>public Function setA {i} {} { </text:p>
      <text:p text:style-name="P7"><text:s text:c="24"/>a = i$; </text:p>
      <text:p text:style-name="P7"><text:s text:c="24"/>return a$; </text:p>
      <text:p text:style-name="P7"><text:s text:c="16"/>} </text:p>
      <text:p text:style-name="P7"><text:s text:c="8"/>} </text:p>
      <text:p text:style-name="P7"/>
      <text:p text:style-name="P7">Begin </text:p>
      <text:p text:style-name="P7"><text:s text:c="8"/>myData = new data; </text:p>
      <text:p text:style-name="P7"><text:s/></text:p>
      <text:p text:style-name="P7"><text:s text:c="8"/>myData-&gt;data.setA[5]^; </text:p>
      <text:p text:style-name="P7"><text:s text:c="8"/>myData-&gt;data.b = 3; </text:p>
      <text:p text:style-name="P7"/>
      <text:p text:style-name="P7"><text:s text:c="8"/>myData2 = new myData$; </text:p>
      <text:p text:style-name="P7"><text:soft-page-break/><text:s text:c="8"/>myData2-&gt;data.add[]; </text:p>
      <text:p text:style-name="P7"/>
      <text:p text:style-name="P7"><text:s text:c="8"/>free myData$; </text:p>
      <text:p text:style-name="P7"><text:s text:c="8"/>free myData2$; </text:p>
      <text:p text:style-name="P7">End </text:p>
      <text:p text:style-name="P7">} </text:p>
      <text:p text:style-name="P7"/>
      <text:p text:style-name="P5">This program defines a collection, data. Data has one private symbol and three public symbols (the last two being functions). In order to generate a copy of data in memory, the new operator is used. This operator duplicates the memory found at the address atop the stack, and results in a pointer to the new copy. This is a very expensive operation, but ensures independence of Collections from types. The free operator undoes this allocation. The implicit symbol myData, then, contains the address to a copy of data. Public symbols of the collection are correlated to the symbols data.b, data.add, and data.setA. These symbols are the relative offset from the beginning of their collection, so they can be later added to a collection pointer to access the elements within an object. This is what the “-&gt;” operator does; it adds the next encountered offset to the pointer atop the stack. So in this example, myData contains a pointer to a new copy of data, and myData-&gt;data.setA adds the offset associated to data.setA to the pointer myData left on the stack.</text:p>
      <text:p text:style-name="P5"/>
      <text:p text:style-name="P5">Eesk has a static alternative to the collection: the Field. The Field directive defines a section of memory with it's own private and public symbols that only has a single copy, and is not new-able. To see a Field in action, take a look at manual_examples/field.ee:</text:p>
      <text:p text:style-name="P5"/>
      <text:p text:style-name="P7">#This program uses a Field directive </text:p>
      <text:p text:style-name="P7">{ </text:p>
      <text:p text:style-name="P7"><text:s text:c="8"/>Field math { </text:p>
      <text:p text:style-name="P7"><text:s text:c="16"/>private given result </text:p>
      <text:p text:style-name="P7"><text:s text:c="16"/></text:p>
      <text:p text:style-name="P7"><text:s text:c="16"/>public Function add {x} {} { </text:p>
      <text:p text:style-name="P7"><text:s text:c="24"/>result = result$ + x$; </text:p>
      <text:p text:style-name="P7"><text:s text:c="16"/>} <text:s text:c="6"/></text:p>
      <text:p text:style-name="P7"><text:s text:c="16"/></text:p>
      <text:p text:style-name="P7"><text:s text:c="16"/>public Function subtract {x} {} { </text:p>
      <text:p text:style-name="P7"><text:s text:c="24"/>result = result$ - x$; </text:p>
      <text:p text:style-name="P7"><text:s text:c="16"/>} <text:s text:c="6"/></text:p>
      <text:p text:style-name="P7"/>
      <text:p text:style-name="P7"><text:s text:c="16"/>public Function getResult {} {} { </text:p>
      <text:p text:style-name="P7"><text:s text:c="24"/>return result$; </text:p>
      <text:p text:style-name="P7"><text:s text:c="16"/>} </text:p>
      <text:p text:style-name="P7"><text:s text:c="8"/>} <text:s text:c="6"/></text:p>
      <text:p text:style-name="P7">Begin </text:p>
      <text:p text:style-name="P7"><text:s text:c="8"/>math.add[3][4][5]^; </text:p>
      <text:p text:style-name="P7"><text:s text:c="8"/>math.getResult[]; </text:p>
      <text:p text:style-name="P7"/>
      <text:p text:style-name="P7"><text:s text:c="8"/>math.subtract[6][1]^; </text:p>
      <text:p text:style-name="P7"><text:s text:c="8"/>math.getResult[]; </text:p>
      <text:p text:style-name="P7">End <text:s text:c="4"/></text:p>
      <text:p text:style-name="P7">} </text:p>
      <text:p text:style-name="P7"/>
      <text:p text:style-name="P5"><text:soft-page-break/>Field directives can easily be used as an alternative to C's “enum”. They are also a good way to implement libraries, particularly when aided by the include directive. Look to manual_examples/include.ee:</text:p>
      <text:p text:style-name="P5"/>
      <text:p text:style-name="P8">#This program includes external Eesk statements to use their Fields </text:p>
      <text:p text:style-name="P8">{ </text:p>
      <text:p text:style-name="P8"><text:s text:c="8"/>include "system.IO" </text:p>
      <text:p text:style-name="P8"><text:s text:c="8"/>include "system.string" </text:p>
      <text:p text:style-name="P8"/>
      <text:p text:style-name="P8"><text:s text:c="8"/>define myString \"a cdef"\ </text:p>
      <text:p text:style-name="P8"><text:s text:c="8"/>given 8 msg; </text:p>
      <text:p text:style-name="P8">Begin </text:p>
      <text:p text:style-name="P8"><text:s text:c="8"/>myString+1 set 'b; </text:p>
      <text:p text:style-name="P8"><text:s text:c="8"/>string.strcat[myString, " 123456"]^; </text:p>
      <text:p text:style-name="P8"><text:s text:c="8"/>IO.puts[myString]^; </text:p>
      <text:p text:style-name="P8">End </text:p>
      <text:p text:style-name="P8">} </text:p>
      <text:p text:style-name="P8"/>
      <text:p text:style-name="P5">The include directives on lines 3 and 4 delay the continued compilation of the current file until the file found at “include/&lt;file in quotes&gt;.ee” is compiled into the output. Since these included files contain fields full of public symbols, those symbols are now accessible within the current scope. The “system” library is eesk's connection to the C standard library and the underlying operating system.</text:p>
      <text:p text:style-name="P5"/>
      <text:p text:style-name="P5">Any symbols delimited by \ symbols will be written to that location in the output file value by value, instead of being first interpreted as Eesk. In this case, since the string “a cdef” is between backslashes, the address for the string will not be pushed to the stack, instead the output file literally contains the that text. The define directive gives that current location a symbol (myString). The given directive can be given a number as its first parameter, which allows the symbol msg to consume 8 words of memory, like an array. As used in this example, it ensures that myString points to enough memory to contain a longer concatenated string.</text:p>
      <text:p text:style-name="P5"/>
      <text:p text:style-name="P5">Other new operators in this example are set, which is the byte-size equivalent of =; and ', which places the following character onto the stack.</text:p>
      <text:p text:style-name="P5"/>
      <text:p text:style-name="P5">To better understand the system library, take a look at part of include/system.IO.ee:</text:p>
      <text:p text:style-name="P5"/>
      <text:p text:style-name="P8">{ <text:s text:c="7"/></text:p>
      <text:p text:style-name="P8"><text:tab/>public Field IO { </text:p>
      <text:p text:style-name="P8"><text:s text:c="16"/>private given libc </text:p>
      <text:p text:style-name="P8"><text:s text:c="16"/>private define libPath <text:s/>\"libc.so.6"\ </text:p>
      <text:p text:style-name="P8"><text:s text:c="8"/></text:p>
      <text:p text:style-name="P8"><text:s text:c="16"/>public Function init {} {} {libc = load libPath} </text:p>
      <text:p text:style-name="P8"><text:s text:c="8"/></text:p>
      <text:p text:style-name="P8"><text:s text:c="16"/>global public Function putc {given c} { </text:p>
      <text:p text:style-name="P8"><text:s text:c="24"/>private Native call "putchar:v(c)"; </text:p>
      <text:p text:style-name="P8"><text:s text:c="16"/>} { </text:p>
      <text:p text:style-name="P8"><text:s text:c="24"/>if {libc$!} {init[]^} {} </text:p>
      <text:p text:style-name="P8"><text:s text:c="24"/>call@libc$[c$]^; </text:p>
      <text:p text:style-name="P8"><text:s text:c="16"/>}</text:p>
      <text:p text:style-name="P8"><text:soft-page-break/><text:s text:c="8"/>}</text:p>
      <text:p text:style-name="P8">} </text:p>
      <text:p text:style-name="P8"/>
      <text:p text:style-name="P9">The library works by providing the name of a shared object file, and using the load operator to bring it into use. Once it has done so, the funtion putc can call a subroutine within that shared object. To do so, it uses a Native construct. <text:s/>A Native construct is given a symbol, and string that contains a subroutine name, a return type, and a number/type of parameters. It is compiled into a structure of data that contains everything it needs to be resolved and executed at runtime. In order to make that call, place a Native symbol on the stack, along with the loaded shared object, and use []. In order to differentiate this type of call from a normal function call, use the @ symbol.</text:p>
      <text:p text:style-name="P9"/>
      <text:p text:style-name="P9">For a more illustrative example of how \ works that ties together nicely with other previously mentioned Eesk concepts, take a look at manual_example/operatorSwap.ee:</text:p>
      <text:p text:style-name="P9"/>
      <text:p text:style-name="P8">#This program uses literal operators </text:p>
      <text:p text:style-name="P8">{ <text:s text:c="6"/></text:p>
      <text:p text:style-name="P8"><text:s text:c="8"/>Function do {x,y} {} { </text:p>
      <text:p text:style-name="P8"><text:s text:c="16"/>return x$ y$ \public operator\; </text:p>
      <text:p text:style-name="P8"><text:s text:c="8"/>} </text:p>
      <text:p text:style-name="P8"><text:s text:c="16"/></text:p>
      <text:p text:style-name="P8"><text:s text:c="8"/>define plus +; </text:p>
      <text:p text:style-name="P8"><text:s text:c="8"/>define minus -; </text:p>
      <text:p text:style-name="P8">Begin <text:s text:c="18"/></text:p>
      <text:p text:style-name="P8"><text:s text:c="8"/>do.operator = plus$; </text:p>
      <text:p text:style-name="P8"><text:s text:c="8"/>do[1,2]; </text:p>
      <text:p text:style-name="P8"><text:s text:c="24"/></text:p>
      <text:p text:style-name="P8"><text:s text:c="8"/>do.operator = minus$; </text:p>
      <text:p text:style-name="P8"><text:s text:c="8"/>do[1,2]; </text:p>
      <text:p text:style-name="P8">End <text:s text:c="12"/></text:p>
      <text:p text:style-name="P8">} <text:s text:c="9"/></text:p>
      <text:p text:style-name="P8"/>
      <text:p text:style-name="P11">This program defines a function do, that places its first and second arguments on the stack, then does something to them before returning. That something is publicly labeled “operator” and since it is between two backslashes, it is not pushed to the stack; it is encountered as an instruction by the machine when do is called. Since we defined symbols at locations containing + and – operators, the bits correlating to their machine code can be assigned to do's operator symbol. Without backslashes, symbols only have the power to modify other operand symbols. With backslashes, any Eesk construct can be modified to be used as a symbol, even ope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19:47:47</meta:creation-date>
    <meta:generator>LibreOffice/3.5$Linux_X86_64 LibreOffice_project/350m1$Build-2</meta:generator>
    <dc:date>2013-10-22T18:48:52</dc:date>
    <meta:editing-duration>P1DT23H16M8S</meta:editing-duration>
    <meta:editing-cycles>257</meta:editing-cycles>
    <dc:creator>leftjar </dc:creator>
    <meta:document-statistic meta:table-count="0" meta:image-count="0" meta:object-count="0" meta:page-count="9" meta:paragraph-count="214" meta:word-count="3398" meta:character-count="21523" meta:non-whitespace-character-count="16823"/>
  </office:meta>
</office:document-meta>
</file>